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Element.getEndTag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NeedLin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Element.ge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Tab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ndEnd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Element.toString( String code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Element.remove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getElementHash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TagPosition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ndModifier( char start_modifier , char end_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lement.getNeedClosing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ndEndModifierDefined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output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Filt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ndTagChar( char end_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EndStartModifier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Case( int case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Begin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lement.getEnd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StartTagChar( char start_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nd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le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BeginStartModifier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BeginStart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Element.setNeedClosingTag( boolean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create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Element.removeEnd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setEndStartModifierDefined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neric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Element.getEndEndModifier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removeBegin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getTag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Tag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removeEnd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setTabLevel( int tab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FilterState( boolean filter_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set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createStar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Element.setEndStart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Ele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Eleme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output( Outpu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icElement.setBeginModifier( char start_modifier , char end_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Element.setPrettyPrint( boolean pretty_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getBegin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BeginStartModifierDefined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getEnd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ElementType( String element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BeginEndModifier( cha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Element.setBeginEndModifierDefined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alterCas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Element.putTabs( int tabCount , Print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getBeginEndModifier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lement.setTag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putTabs( int tabCount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Element.getStartTag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